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linecap="round" draw:fill="solid" draw:fill-color="#ffffff" draw:textarea-horizontal-align="justify" draw:textarea-vertical-align="middle" draw:auto-grow-height="false" fo:min-height="0.54cm" fo:min-width="3.63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16cm" fo:min-width="3.498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1.682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68cm" fo:min-width="1.322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68cm" fo:min-width="1.459cm"/>
    </style:style>
    <style:style style:name="gr8" style:family="graphic" style:parent-style-name="standard">
      <style:graphic-properties svg:stroke-color="#000000" svg:stroke-linecap="round" draw:fill="solid" draw:fill-color="#ffffff" draw:textarea-horizontal-align="justify" draw:textarea-vertical-align="middle" draw:auto-grow-height="false" fo:min-height="0.45cm" fo:min-width="1.605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16cm" fo:min-width="4.15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65cm" svg:height="1.116cm" svg:x="8.189cm" svg:y="1.762cm">
          <text:p text:style-name="P1">Start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421cm" svg:y1="2.878cm" svg:x2="10.414cm" svg:y2="4.902cm" draw:start-shape="id1" draw:start-glue-point="2" draw:end-shape="id2" draw:end-glue-point="5" svg:d="M10421 2878l-7 2024" svg:viewBox="0 0 8 2025">
          <text:p/>
        </draw:connector>
        <draw:connector draw:style-name="gr2" draw:text-style-name="P1" draw:layer="layout" draw:type="line" svg:x1="10.414cm" svg:y1="6.412cm" svg:x2="10.398cm" svg:y2="7.172cm" draw:start-shape="id2" draw:start-glue-point="8" svg:d="M10414 6412l-16 760" svg:viewBox="0 0 17 761">
          <text:p/>
        </draw:connector>
        <draw:connector draw:style-name="gr3" draw:text-style-name="P2" draw:layer="layout" svg:x1="12.568cm" svg:y1="8.443cm" svg:x2="12.797cm" svg:y2="5.657cm" draw:start-shape="id3" draw:start-glue-point="7" draw:end-shape="id2" draw:end-glue-point="6" svg:d="M12568 8443h1179v-2786h-950" svg:viewBox="0 0 1180 2787">
          <text:p text:style-name="P1"><text:span text:style-name="T1"><text:tab/></text:span><text:span text:style-name="T1"> <text:s text:c="4"/></text:span><text:span text:style-name="T1">No</text:span></text:p>
        </draw:connector>
        <draw:custom-shape draw:style-name="gr4" draw:text-style-name="P2" xml:id="id4" draw:id="id4" draw:layer="layout" svg:width="5.662cm" svg:height="1.51cm" svg:x="7.582cm" svg:y="10.901cm">
          <text:p text:style-name="P1"><text:span text:style-name="T1">Main Menu</text:span></text:p>
          <text:p text:style-name="P1"><text:span text:style-name="T1">displayed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10.386cm" svg:y1="9.713cm" svg:x2="10.413cm" svg:y2="10.901cm" draw:start-shape="id3" draw:start-glue-point="6" draw:end-shape="id4" draw:end-glue-point="5" svg:d="M10386 9713l27 1188" svg:viewBox="0 0 28 1189">
          <text:p text:style-name="P1"><text:span text:style-name="T1"><text:s/></text:span><text:span text:style-name="T1"><text:tab/></text:span><text:span text:style-name="T1">Yes</text:span></text:p>
        </draw:connector>
        <draw:custom-shape draw:style-name="gr5" draw:text-style-name="P3" xml:id="id5" draw:id="id5" draw:layer="layout" svg:width="4.364cm" svg:height="2.54cm" svg:x="8.203cm" svg:y="13.772cm">
          <text:p text:style-name="P1"><text:span text:style-name="T2">Select </text:span></text:p>
          <text:p text:style-name="P1"><text:span text:style-name="T2">Opt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10.413cm" svg:y1="12.411cm" svg:x2="10.385cm" svg:y2="13.772cm" draw:start-shape="id4" draw:start-glue-point="8" draw:end-shape="id5" draw:end-glue-point="4" svg:d="M10413 12411l-28 1361" svg:viewBox="0 0 29 1362">
          <text:p/>
        </draw:connector>
        <draw:custom-shape draw:style-name="gr6" draw:text-style-name="P4" xml:id="id6" draw:id="id6" draw:layer="layout" svg:width="2.58cm" svg:height="1.016cm" svg:x="3.915cm" svg:y="17.497cm">
          <text:p text:style-name="P1"><text:span text:style-name="T3">Display</text:span></text:p>
          <text:p text:style-name="P1"><text:span text:style-name="T3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svg:x1="8.203cm" svg:y1="15.042cm" svg:x2="7.706cm" svg:y2="17.498cm" draw:start-shape="id5" draw:start-glue-point="5" svg:d="M8203 15042h-501v2456h4" svg:viewBox="0 0 502 2457">
          <text:p/>
        </draw:connector>
        <draw:connector draw:style-name="gr2" draw:text-style-name="P1" draw:layer="layout" svg:x1="8.203cm" svg:y1="15.042cm" svg:x2="5.205cm" svg:y2="17.497cm" draw:start-shape="id5" draw:start-glue-point="5" draw:end-shape="id6" draw:end-glue-point="5" svg:d="M8203 15042h-2998v2455" svg:viewBox="0 0 2999 2456">
          <text:p/>
        </draw:connector>
        <draw:connector draw:style-name="gr2" draw:text-style-name="P1" draw:layer="layout" svg:x1="8.203cm" svg:y1="15.042cm" svg:x2="2.505cm" svg:y2="17.497cm" draw:start-shape="id5" draw:start-glue-point="5" draw:end-shape="id7" draw:end-glue-point="5" svg:d="M8203 15042h-5698v2455" svg:viewBox="0 0 5699 2456">
          <text:p/>
        </draw:connector>
        <draw:custom-shape draw:style-name="gr6" draw:text-style-name="P4" xml:id="id8" draw:id="id8" draw:layer="layout" svg:width="2.58cm" svg:height="1.016cm" svg:x="11.915cm" svg:y="17.497cm">
          <text:p text:style-name="P1"><text:span text:style-name="T3">Edit</text:span></text:p>
          <text:p text:style-name="P1"><text:span text:style-name="T3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xml:id="id9" draw:id="id9" draw:layer="layout" svg:width="2.58cm" svg:height="1.016cm" svg:x="14.616cm" svg:y="17.498cm">
          <text:p text:style-name="P1"><text:span text:style-name="T3">Delete</text:span></text:p>
          <text:p text:style-name="P1"><text:span text:style-name="T3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4" xml:id="id10" draw:id="id10" draw:layer="layout" svg:width="2.773cm" svg:height="1.016cm" svg:x="17.117cm" svg:y="17.499cm">
          <text:p text:style-name="P1"><text:span text:style-name="T3">Change</text:span></text:p>
          <text:p text:style-name="P1"><text:span text:style-name="T3">Password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svg:x1="12.567cm" svg:y1="15.042cm" svg:x2="13.205cm" svg:y2="17.497cm" draw:start-shape="id5" draw:start-glue-point="7" draw:end-shape="id8" draw:end-glue-point="5" svg:d="M12567 15042h638v2455" svg:viewBox="0 0 639 2456">
          <text:p/>
        </draw:connector>
        <draw:connector draw:style-name="gr2" draw:text-style-name="P1" draw:layer="layout" svg:x1="12.567cm" svg:y1="15.042cm" svg:x2="15.906cm" svg:y2="17.498cm" draw:start-shape="id5" draw:start-glue-point="7" draw:end-shape="id9" draw:end-glue-point="5" svg:d="M12567 15042h3339v2456" svg:viewBox="0 0 3340 2457">
          <text:p/>
        </draw:connector>
        <draw:connector draw:style-name="gr2" draw:text-style-name="P1" draw:layer="layout" svg:x1="12.567cm" svg:y1="15.042cm" svg:x2="18.504cm" svg:y2="17.499cm" draw:start-shape="id5" draw:start-glue-point="7" draw:end-shape="id10" draw:end-glue-point="5" svg:d="M12567 15042h5937v2457" svg:viewBox="0 0 5938 2458">
          <text:p/>
        </draw:connector>
        <draw:custom-shape draw:style-name="gr8" draw:text-style-name="P1" xml:id="id11" draw:id="id11" draw:layer="layout" svg:width="2.393cm" svg:height="0.988cm" svg:x="9.221cm" svg:y="17.537cm">
          <text:p text:style-name="P1">End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385cm" svg:y1="16.312cm" svg:x2="10.417cm" svg:y2="17.537cm" draw:start-shape="id5" draw:start-glue-point="6" draw:end-shape="id11" draw:end-glue-point="0" svg:d="M10385 16312l32 1225" svg:viewBox="0 0 33 1226">
          <text:p/>
        </draw:connector>
        <draw:custom-shape draw:style-name="gr5" draw:text-style-name="P3" xml:id="id3" draw:id="id3" draw:layer="layout" svg:width="4.364cm" svg:height="2.54cm" svg:x="8.204cm" svg:y="7.173cm">
          <text:p text:style-name="P1"><text:span text:style-name="T2">Password</text:span></text:p>
          <text:p text:style-name="P1"><text:span text:style-name="T2">Correc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2" draw:id="id2" draw:layer="layout" svg:width="5.662cm" svg:height="1.51cm" svg:x="7.583cm" svg:y="4.902cm">
          <text:p text:style-name="P1"><text:span text:style-name="T1">Main Menu</text:span></text:p>
          <text:p text:style-name="P1"><text:span text:style-name="T1">displayed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xml:id="id14" draw:id="id14" draw:layer="layout" svg:width="2.58cm" svg:height="1.016cm" svg:x="6.417cm" svg:y="17.499cm">
          <text:p text:style-name="P1"><text:span text:style-name="T3">Search</text:span></text:p>
          <text:p text:style-name="P1"><text:span text:style-name="T3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xml:id="id7" draw:id="id7" draw:layer="layout" svg:width="2.58cm" svg:height="1.016cm" svg:x="1.215cm" svg:y="17.497cm">
          <text:p text:style-name="P1"><text:span text:style-name="T3">Add</text:span></text:p>
          <text:p text:style-name="P1"><text:span text:style-name="T3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2.505cm" svg:y1="18.513cm" svg:x2="2.5cm" svg:y2="19.483cm" draw:start-shape="id7" draw:start-glue-point="8" draw:end-shape="id12" svg:d="M2505 18513l-5 970" svg:viewBox="0 0 6 971">
          <text:p/>
        </draw:connector>
        <draw:connector draw:style-name="gr2" draw:text-style-name="P1" draw:layer="layout" draw:type="line" svg:x1="5.205cm" svg:y1="18.513cm" svg:x2="5.201cm" svg:y2="19.484cm" draw:start-shape="id6" draw:start-glue-point="8" draw:end-shape="id13" draw:end-glue-point="0" svg:d="M5205 18513l-4 971" svg:viewBox="0 0 5 972">
          <text:p/>
        </draw:connector>
        <draw:connector draw:style-name="gr2" draw:text-style-name="P1" draw:layer="layout" draw:type="line" svg:x1="7.707cm" svg:y1="18.515cm" svg:x2="7.702cm" svg:y2="19.485cm" draw:start-shape="id14" draw:start-glue-point="8" draw:end-shape="id15" draw:end-glue-point="0" svg:d="M7707 18515l-5 970" svg:viewBox="0 0 6 971">
          <text:p/>
        </draw:connector>
        <draw:connector draw:style-name="gr2" draw:text-style-name="P1" draw:layer="layout" draw:type="line" svg:x1="13.205cm" svg:y1="18.513cm" svg:x2="13.203cm" svg:y2="19.486cm" draw:start-shape="id8" draw:start-glue-point="8" draw:end-shape="id16" draw:end-glue-point="0" svg:d="M13205 18513l-2 973" svg:viewBox="0 0 3 974">
          <text:p/>
        </draw:connector>
        <draw:connector draw:style-name="gr2" draw:text-style-name="P1" draw:layer="layout" draw:type="line" svg:x1="15.906cm" svg:y1="18.514cm" svg:x2="15.885cm" svg:y2="19.552cm" draw:start-shape="id9" draw:start-glue-point="8" draw:end-shape="id17" draw:end-glue-point="0" svg:d="M15906 18514l-21 1038" svg:viewBox="0 0 22 1039">
          <text:p/>
        </draw:connector>
        <draw:custom-shape draw:style-name="gr5" draw:text-style-name="P4" xml:id="id19" draw:id="id19" draw:layer="measurelines" svg:width="4.168cm" svg:height="1.487cm" svg:x="8.316cm" svg:y="24.808cm">
          <text:p text:style-name="P1"><text:span text:style-name="T3">Passwords</text:span></text:p>
          <text:p text:style-name="P1"><text:span text:style-name="T3">Match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18" draw:id="id18" draw:layer="measurelines" svg:width="5.41cm" svg:height="1.186cm" svg:x="7.722cm" svg:y="22.866cm">
          <text:p text:style-name="P1"><text:span text:style-name="T3">Change Password </text:span></text:p>
          <text:p text:style-name="P1"><text:span text:style-name="T3">Screen displayed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measurelines" draw:type="line" svg:x1="10.427cm" svg:y1="24.052cm" svg:x2="10.4cm" svg:y2="24.808cm" draw:start-shape="id18" draw:start-glue-point="8" draw:end-shape="id19" draw:end-glue-point="4" svg:d="M10427 24052l-27 756" svg:viewBox="0 0 28 757">
          <text:p/>
        </draw:connector>
        <draw:connector draw:style-name="gr3" draw:text-style-name="P5" draw:layer="measurelines" svg:x1="12.484cm" svg:y1="25.552cm" svg:x2="12.704cm" svg:y2="23.459cm" draw:start-shape="id19" draw:start-glue-point="7" draw:end-shape="id18" draw:end-glue-point="6" svg:d="M12484 25552h1150v-2093h-930" svg:viewBox="0 0 1151 2094">
          <text:p text:style-name="P1"><text:span text:style-name="T4"><text:tab/></text:span><text:span text:style-name="T4"> <text:s text:c="4"/></text:span><text:span text:style-name="T4">No</text:span></text:p>
        </draw:connector>
        <draw:connector draw:style-name="gr3" draw:text-style-name="P1" draw:layer="measurelines" draw:type="line" svg:x1="10.4cm" svg:y1="26.295cm" svg:x2="10.387cm" svg:y2="27.129cm" draw:start-shape="id19" draw:start-glue-point="6" draw:end-shape="id20" draw:end-glue-point="5" svg:d="M10400 26295l-13 834" svg:viewBox="0 0 14 835">
          <text:p text:style-name="P1"><text:tab/><text:span text:style-name="T4">Yes</text:span></text:p>
        </draw:connector>
        <draw:custom-shape draw:style-name="gr9" draw:text-style-name="P4" xml:id="id20" draw:id="id20" draw:layer="measurelines" svg:width="6.299cm" svg:height="1.186cm" svg:x="7.237cm" svg:y="27.129cm">
          <text:p text:style-name="P1"><text:span text:style-name="T3">Password change </text:span></text:p>
          <text:p text:style-name="P1"><text:span text:style-name="T3">successful displayed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measurelines" svg:x1="18.504cm" svg:y1="18.515cm" svg:x2="10.427cm" svg:y2="22.866cm" draw:start-shape="id10" draw:start-glue-point="8" draw:end-shape="id18" svg:d="M18504 18515v2176h-8077v2175" svg:viewBox="0 0 8078 4352">
          <text:p/>
        </draw:connector>
        <draw:frame draw:style-name="gr10" draw:text-style-name="P6" xml:id="id12" draw:id="id12" draw:layer="layout" svg:width="2.085cm" svg:height="0.725cm" svg:x="1.458cm" svg:y="19.483cm">
          <draw:text-box>
            <text:p><text:span text:style-name="T3">Page 43</text:span></text:p>
          </draw:text-box>
        </draw:frame>
        <draw:custom-shape draw:style-name="gr6" draw:text-style-name="P4" draw:layer="layout" svg:width="2.58cm" svg:height="1.016cm" svg:x="1.216cm" svg:y="17.498cm">
          <text:p text:style-name="P1"><text:span text:style-name="T3">Add</text:span></text:p>
          <text:p text:style-name="P1"><text:span text:style-name="T3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0" draw:text-style-name="P6" xml:id="id13" draw:id="id13" draw:layer="layout" svg:width="2.085cm" svg:height="0.725cm" svg:x="4.159cm" svg:y="19.484cm">
          <draw:text-box>
            <text:p><text:span text:style-name="T3">Page 43</text:span></text:p>
          </draw:text-box>
        </draw:frame>
        <draw:frame draw:style-name="gr10" draw:text-style-name="P6" xml:id="id15" draw:id="id15" draw:layer="layout" svg:width="2.085cm" svg:height="0.725cm" svg:x="6.66cm" svg:y="19.485cm">
          <draw:text-box>
            <text:p><text:span text:style-name="T3">Page 44</text:span></text:p>
          </draw:text-box>
        </draw:frame>
        <draw:frame draw:style-name="gr10" draw:text-style-name="P6" xml:id="id16" draw:id="id16" draw:layer="layout" svg:width="2.085cm" svg:height="0.725cm" svg:x="12.161cm" svg:y="19.486cm">
          <draw:text-box>
            <text:p><text:span text:style-name="T3">Page 45</text:span></text:p>
          </draw:text-box>
        </draw:frame>
        <draw:frame draw:style-name="gr10" draw:text-style-name="P6" xml:id="id17" draw:id="id17" draw:layer="layout" svg:width="2.085cm" svg:height="0.725cm" svg:x="14.843cm" svg:y="19.552cm">
          <draw:text-box>
            <text:p><text:span text:style-name="T3">Page 4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0T10:12:36.255452000</meta:creation-date>
    <dc:date>2014-11-10T17:44:07.773347000</dc:date>
    <meta:editing-duration>PT38M33S</meta:editing-duration>
    <meta:editing-cycles>12</meta:editing-cycles>
    <meta:generator>LibreOffice/4.3.2.2$MacOSX_x86 LibreOffice_project/edfb5295ba211bd31ad47d0bad0118690f76407d</meta:generator>
    <meta:document-statistic meta:object-count="42"/>
  </office:meta>
</office:document-meta>
</file>